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style:tab-stops>
          <style:tab-stop style:position="3.4626in" style:type="center"/>
          <style:tab-stop style:position="6.75in" style:type="right"/>
          <style:tab-stop style:position="6.9252in" style:type="right"/>
        </style:tab-stops>
      </style:paragraph-properties>
    </style:style>
    <style:style style:name="P2" style:family="paragraph" style:parent-style-name="Footnote">
      <style:text-properties officeooo:rsid="00058651" officeooo:paragraph-rsid="00058651"/>
    </style:style>
    <style:style style:name="P3" style:family="paragraph" style:parent-style-name="Standard">
      <style:paragraph-properties fo:text-align="center" style:justify-single-word="false">
        <style:tab-stops>
          <style:tab-stop style:position="0.2602in"/>
        </style:tab-stops>
      </style:paragraph-properties>
      <style:text-properties officeooo:rsid="00058651" officeooo:paragraph-rsid="00058651"/>
    </style:style>
    <style:style style:name="P4" style:family="paragraph" style:parent-style-name="Standard">
      <style:paragraph-properties fo:text-align="justify" style:justify-single-word="false"/>
      <style:text-properties officeooo:rsid="00058651" officeooo:paragraph-rsid="00058651"/>
    </style:style>
    <style:style style:name="P5" style:family="paragraph" style:parent-style-name="Standard">
      <style:paragraph-properties fo:text-align="justify" style:justify-single-word="false">
        <style:tab-stops>
          <style:tab-stop style:position="0.2602in"/>
        </style:tab-stops>
      </style:paragraph-properties>
      <style:text-properties officeooo:rsid="00058651" officeooo:paragraph-rsid="00058651"/>
    </style:style>
    <style:style style:name="P6" style:family="paragraph" style:parent-style-name="Standard">
      <style:paragraph-properties fo:text-align="center" style:justify-single-word="false"/>
      <style:text-properties fo:font-size="20pt" officeooo:rsid="00058651" officeooo:paragraph-rsid="00058651" style:font-size-asian="20pt" style:font-size-complex="20pt"/>
    </style:style>
    <style:style style:name="P7" style:family="paragraph" style:parent-style-name="Standard">
      <style:paragraph-properties fo:text-align="center" style:justify-single-word="false"/>
      <style:text-properties fo:font-size="14pt" officeooo:rsid="00058651" officeooo:paragraph-rsid="00058651" style:font-size-asian="14pt" style:font-size-complex="14pt"/>
    </style:style>
    <style:style style:name="P8" style:family="paragraph" style:parent-style-name="Standard">
      <style:paragraph-properties fo:text-align="center" style:justify-single-word="false">
        <style:tab-stops>
          <style:tab-stop style:position="0.2602in"/>
        </style:tab-stops>
      </style:paragraph-properties>
      <style:text-properties fo:font-style="italic" officeooo:rsid="00058651" officeooo:paragraph-rsid="00058651" style:font-style-asian="italic" style:font-style-complex="italic"/>
    </style:style>
    <style:style style:name="P9" style:family="paragraph" style:parent-style-name="Standard">
      <style:paragraph-properties fo:text-align="justify" style:justify-single-word="false">
        <style:tab-stops>
          <style:tab-stop style:position="0.2602in"/>
        </style:tab-stops>
      </style:paragraph-properties>
      <style:text-properties officeooo:rsid="00058651" officeooo:paragraph-rsid="00058651"/>
    </style:style>
    <style:style style:name="T1" style:family="text">
      <style:text-properties officeooo:rsid="00072b99"/>
    </style:style>
    <style:style style:name="T2" style:family="text">
      <style:text-properties officeooo:rsid="000753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at Exactly Is Truth?</text:p>
      <text:p text:style-name="P7">Wednesday, October 3, 2018</text:p>
      <text:p text:style-name="P4"/>
      <text:p text:style-name="P5"><text:tab/>Truth comes in a variety of flavors, styles, colors, whatever you wish to call it. Sometimes truth is a simple statement when other times it takes a bit longer to grasp and understand. Whatever the truth is, it is the truth and must be learned. Even in the topic of religious belief.</text:p>
      <text:p text:style-name="P5"><text:tab/>When compared to other truths from the past, the present truth might not always match up with everything. Sometimes that is due to the changing times. Other times it shouldn’t happen. Experiences shouldn’t change over time. Retelling of those experiences shouldn’t include new ideas or thoughts that weren’t presently there to begin with.</text:p>
      <text:p text:style-name="P5"><text:tab/>There are examples of things that don’t change over time. The Bible story for example. It hasn’t changed. It always starts off with the same words. “In the beginning God created the heavens and the earth.”<text:note text:id="ftn1" text:note-class="footnote"><text:note-citation>1</text:note-citation><text:note-body><text:p text:style-name="P2">Genesis 1:1</text:p></text:note-body></text:note> There can be no other explanation for it. God created the heavens and the earth, this was in the beginning. It is the same across the different bibles. Maybe not the exact same words? But the idea is the same. It says God created the heavens and the earth, it doesn’t change to well angels did it, or well God had some other Gods help out. It says God created it. We accept it and we move on without questioning the validity of it.</text:p>
      <text:p text:style-name="P5"><text:tab/>Take a look at the following examples:</text:p>
      <text:p text:style-name="P5"/>
      <text:p text:style-name="P8">New International Version</text:p>
      <text:p text:style-name="P3">In the beginning God created the heavens and the earth.</text:p>
      <text:p text:style-name="P3"/>
      <text:p text:style-name="P8">New Living Translation</text:p>
      <text:p text:style-name="P3">In the beginning God created the heavens and the earth.</text:p>
      <text:p text:style-name="P3"/>
      <text:p text:style-name="P8">English Standard Version</text:p>
      <text:p text:style-name="P3">In the beginning, God created the heavens and the earth.</text:p>
      <text:p text:style-name="P3"/>
      <text:p text:style-name="P8">Berean Study Bible</text:p>
      <text:p text:style-name="P3">In the beginning God created the heavens and the earth.</text:p>
      <text:p text:style-name="P3"/>
      <text:p text:style-name="P8">New American Standard Bible</text:p>
      <text:p text:style-name="P3">In the beginning God created the heavens and the earth.</text:p>
      <text:p text:style-name="P3"/>
      <text:p text:style-name="P8">King James Bible</text:p>
      <text:p text:style-name="P3">In the beginning God created the heaven and the earth.</text:p>
      <text:p text:style-name="P3"/>
      <text:p text:style-name="P8">Christian Standard Bible</text:p>
      <text:p text:style-name="P3">In the beginning God created the heavens and the earth.</text:p>
      <text:p text:style-name="P3"/>
      <text:p text:style-name="P8">Contemporary English Version</text:p>
      <text:p text:style-name="P3">In the beginning God created the heavens and the earth.</text:p>
      <text:p text:style-name="P3"/>
      <text:p text:style-name="P8">Good News Translation</text:p>
      <text:p text:style-name="P3">In the beginning, when God created the universe,</text:p>
      <text:p text:style-name="P3"><text:soft-page-break/></text:p>
      <text:p text:style-name="P3"/>
      <text:p text:style-name="P8">Holman Christian Standard Bible</text:p>
      <text:p text:style-name="P3">In the beginning God created the heavens and the earth.</text:p>
      <text:p text:style-name="P3"/>
      <text:p text:style-name="P8">International Standard Version</text:p>
      <text:p text:style-name="P3">In the beginning, God created the universe.</text:p>
      <text:p text:style-name="P3"/>
      <text:p text:style-name="P8">NET Bible</text:p>
      <text:p text:style-name="P3">In the beginning God created the heavens and the earth.</text:p>
      <text:p text:style-name="P3"/>
      <text:p text:style-name="P8">New Heart English Bible</text:p>
      <text:p text:style-name="P3">In the beginning God created the heavens and the earth.</text:p>
      <text:p text:style-name="P3"/>
      <text:p text:style-name="P8">GOD'S WORD® Translation</text:p>
      <text:p text:style-name="P3">In the beginning God created heaven and earth.</text:p>
      <text:p text:style-name="P3"/>
      <text:p text:style-name="P8">JPS Tanakh 1917</text:p>
      <text:p text:style-name="P3">In the beginning God created the heaven and the earth.</text:p>
      <text:p text:style-name="P3"/>
      <text:p text:style-name="P8">New American Standard 1977</text:p>
      <text:p text:style-name="P3">In the beginning God created the heavens and the earth.</text:p>
      <text:p text:style-name="P3"/>
      <text:p text:style-name="P8">Jubilee Bible 2000</text:p>
      <text:p text:style-name="P3">In the beginning God created the heavens and the earth.</text:p>
      <text:p text:style-name="P3"/>
      <text:p text:style-name="P8">King James 2000 Bible</text:p>
      <text:p text:style-name="P3">In the beginning God created the heaven and the earth.</text:p>
      <text:p text:style-name="P3"/>
      <text:p text:style-name="P8">American King James Version</text:p>
      <text:p text:style-name="P3">In the beginning God created the heaven and the earth.</text:p>
      <text:p text:style-name="P3"/>
      <text:p text:style-name="P8">American Standard Version</text:p>
      <text:p text:style-name="P3">In the beginning God created the heavens and the earth.</text:p>
      <text:p text:style-name="P3"/>
      <text:p text:style-name="P8">Douay-Rheims Bible</text:p>
      <text:p text:style-name="P3">In the beginning God created heaven, and earth.</text:p>
      <text:p text:style-name="P3"/>
      <text:p text:style-name="P8">Darby Bible Translation</text:p>
      <text:p text:style-name="P3">In the beginning God created the heavens and the earth.</text:p>
      <text:p text:style-name="P3"/>
      <text:p text:style-name="P8">English Revised Version</text:p>
      <text:p text:style-name="P3">In the beginning God created the heaven and the earth.</text:p>
      <text:p text:style-name="P3"/>
      <text:p text:style-name="P8">Webster's Bible Translation</text:p>
      <text:p text:style-name="P3">In the beginning God created the heaven and the earth.</text:p>
      <text:p text:style-name="P3"/>
      <text:p text:style-name="P8"><text:soft-page-break/>World English Bible</text:p>
      <text:p text:style-name="P3">In the beginning God created the heavens and the earth.</text:p>
      <text:p text:style-name="P3"/>
      <text:p text:style-name="P3"/>
      <text:p text:style-name="P5"><text:tab/>As you can see, they all say the same thing. They are different translations of the bible, but they say the same thing. They are like minded in this aspect. There is no confusion regarding this thought. As it should be.</text:p>
      <text:p text:style-name="P5"><text:tab/><text:span text:style-name="T2">Another example are the experiences of Jesus’s life as recored in the four gospels. The four gospels were written at different times, yet they tell the same story. Some of the gospels have more stories than the others, but that’s fine. They still tell the same story of the same Son of God who walked this Earth. If they don’t differ in the telling of the stories, we can assume they are accurate. Yes, truths have been taken from the bible but they are still accurate.</text:span></text:p>
      <text:p text:style-name="P5"><text:tab/><text:span text:style-name="T2">Critics complain that the Bible has been changed over the years by evil doers but don’t take into account their own scripture they use along with the Bible has been changed as well. Either they are ignorant of the facts or they do not care. I don’t know which is the case for the Book of Mormon and the Doctrine and Covenants among people. It can be a tricky path to tread at times.</text:span></text:p>
      <text:p text:style-name="P5"><text:tab/><text:span text:style-name="T2">People say the Book of Mormon hasn’t changed. But it has. The Doctrine and Covenants before it became the D&amp;C when it was still the Book of Commandments, had also undergone revisions. You try and explain that to people and they deny it. Showing them proof, in black and white text doesn’t even sway their opinion of the matter. So be it, they wish to be left in the dark let them be. The truth will eventually prevail. How long that will take? I do not know. But that is ok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26in" style:type="center"/>
          <style:tab-stop style:position="6.75in" style:type="right"/>
          <style:tab-stop style:position="6.9252in" style:type="right"/>
        </style:tab-stops>
      </style:paragraph-properties>
    </style:style>
    <style:style style:name="MT1" style:family="text">
      <style:text-properties officeooo:rsid="00072b9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0</text:page-number> <text:span text:style-name="MT1">of </text:span><text:span text:style-name="MT1"><text:page-count>3</text:page-count></text:span><text:span text:style-name="MT1"><text:tab/><text:tab/>What Exactly Is Truth?</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08:38:10.223010596</meta:creation-date>
    <dc:date>2018-10-03T09:11:56.897293490</dc:date>
    <meta:editing-duration>PT12M44S</meta:editing-duration>
    <meta:editing-cycles>2</meta:editing-cycles>
    <meta:generator>LibreOffice/5.1.6.2$Linux_X86_64 LibreOffice_project/10m0$Build-2</meta:generator>
    <meta:document-statistic meta:table-count="0" meta:image-count="0" meta:object-count="0" meta:page-count="3" meta:paragraph-count="62" meta:word-count="861" meta:character-count="4837" meta:non-whitespace-character-count="4029"/>
  </office:meta>
</office:document-meta>
</file>